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6743in" text:min-label-width="0.25in" text:list-level-position-and-space-mode="label-alignment">
          <style:list-level-label-alignment text:label-followed-by="listtab" fo:margin-left="1.9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743in" text:min-label-width="0.25in" text:list-level-position-and-space-mode="label-alignment">
          <style:list-level-label-alignment text:label-followed-by="listtab" fo:margin-left="2.4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993in" text:min-label-width="0.125in" text:list-level-position-and-space-mode="label-alignment">
          <style:list-level-label-alignment text:label-followed-by="listtab" fo:margin-left="2.9243in" fo:text-indent="-0.125in"/>
        </style:list-level-properties>
      </text:list-level-style-number>
      <text:list-level-style-number text:level="4" style:num-suffix="." style:num-format="1">
        <style:list-level-properties text:space-before="3.1743in" text:min-label-width="0.25in" text:list-level-position-and-space-mode="label-alignment">
          <style:list-level-label-alignment text:label-followed-by="listtab" fo:margin-left="3.4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743in" text:min-label-width="0.25in" text:list-level-position-and-space-mode="label-alignment">
          <style:list-level-label-alignment text:label-followed-by="listtab" fo:margin-left="3.9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993in" text:min-label-width="0.125in" text:list-level-position-and-space-mode="label-alignment">
          <style:list-level-label-alignment text:label-followed-by="listtab" fo:margin-left="4.4243in" fo:text-indent="-0.125in"/>
        </style:list-level-properties>
      </text:list-level-style-number>
      <text:list-level-style-number text:level="7" style:num-suffix="." style:num-format="1">
        <style:list-level-properties text:space-before="4.6743in" text:min-label-width="0.25in" text:list-level-position-and-space-mode="label-alignment">
          <style:list-level-label-alignment text:label-followed-by="listtab" fo:margin-left="4.9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743in" text:min-label-width="0.25in" text:list-level-position-and-space-mode="label-alignment">
          <style:list-level-label-alignment text:label-followed-by="listtab" fo:margin-left="5.4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993in" text:min-label-width="0.125in" text:list-level-position-and-space-mode="label-alignment">
          <style:list-level-label-alignment text:label-followed-by="listtab" fo:margin-left="5.9243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line-height="100%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justify" fo:line-height="100%">
        <style:tab-stops>
          <style:tab-stop style:type="left" style:position="1.9687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4" style:parent-style-name="Normal" style:family="paragraph">
      <style:paragraph-properties fo:text-align="justify" fo:line-height="100%">
        <style:tab-stops>
          <style:tab-stop style:type="left" style:position="1.9687in"/>
        </style:tab-stops>
      </style:paragraph-properties>
    </style:style>
    <style:style style:name="T35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style:text-autospace="none" fo:text-align="justify" fo:margin-bottom="0in" fo:margin-left="1.9687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3" style:parent-style-name="Normal" style:family="paragraph">
      <style:paragraph-properties style:text-autospace="none" fo:text-align="justify" fo:margin-bottom="0in" fo:line-height="150%" fo:margin-left="1.9687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P54" style:parent-style-name="Normal" style:family="paragraph">
      <style:paragraph-properties fo:text-align="justify" fo:margin-bottom="0in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</style:style>
    <style:style style:name="T56" style:parent-style-name="Fonteparág.padrão" style:family="text">
      <style:text-properties style:font-name="Arial" style:font-name-complex="Arial" fo:font-weight="bold" style:font-weight-asian="bold" fo:letter-spacing="-0.0027in" fo:font-size="10pt" style:font-size-asian="10pt" style:font-size-complex="10pt"/>
    </style:style>
    <style:style style:name="T57" style:parent-style-name="Fonteparág.padrão" style:family="text">
      <style:text-properties style:font-name="Arial" style:font-name-complex="Arial" fo:font-weight="bold" style:font-weight-asian="bold" fo:letter-spacing="-0.0027in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59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0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1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2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P63" style:parent-style-name="Normal" style:family="paragraph">
      <style:paragraph-properties fo:text-align="justify" fo:margin-bottom="0in" fo:line-height="100%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5" style:parent-style-name="Normal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text-align="justify" fo:margin-top="0.1666in" fo:line-height="0.2916in" fo:text-indent="1.9687in"/>
    </style:style>
    <style:style style:name="T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10" style:parent-style-name="Normal" style:family="paragraph">
      <style:paragraph-properties fo:text-align="justify" fo:margin-top="0.1666in" fo:line-height="0.2916in" fo:text-indent="1.9687in"/>
    </style:style>
    <style:style style:name="T11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13" style:parent-style-name="Normal" style:family="paragraph">
      <style:paragraph-properties fo:text-align="center" fo:margin-bottom="0in" fo:line-height="150%">
        <style:tab-stops>
          <style:tab-stop style:type="left" style:position="1.0833in"/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4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5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7" style:parent-style-name="SemEspaçamento" style:family="paragraph">
      <style:paragraph-properties fo:text-align="center"/>
    </style:style>
    <style:style style:name="T1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19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0" style:parent-style-name="SemEspaçamento" style:family="paragraph">
      <style:paragraph-properties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2" style:parent-style-name="Normal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3" style:parent-style-name="Normal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5" style:parent-style-name="SemEspaçamento" style:family="paragraph">
      <style:paragraph-properties fo:text-align="justify" fo:line-height="115%" fo:margin-right="2.9875in"/>
      <style:text-properties style:font-name="Arial" style:font-name-complex="Arial" fo:font-size="10pt" style:font-size-asian="10pt" style:font-size-complex="10pt"/>
    </style:style>
    <style:style style:name="P126" style:parent-style-name="SemEspaçamento" style:family="paragraph">
      <style:paragraph-properties fo:line-height="115%" fo:margin-right="2.9875in"/>
      <style:text-properties style:font-name="Arial" style:font-name-complex="Arial" fo:font-size="10pt" style:font-size-asian="10pt" style:font-size-complex="10pt"/>
    </style:style>
    <style:style style:name="P127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8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129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130" style:parent-style-name="SemEspaçamento" style:family="paragraph">
      <style:paragraph-properties fo:text-align="center" fo:line-height="115%" fo:margin-right="2.9875in"/>
    </style:style>
    <style:style style:name="T1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REPUBLICAÇÃO POR CONTER INCORREÇÕES</text:p>
      <text:p text:style-name="P33"><text:tab/></text:p>
      <text:p text:style-name="P34"><text:span text:style-name="T35"><text:tab/></text:span><text:span text:style-name="T36">PORTARIA N</text:span><text:span text:style-name="T37">º<text:s/></text:span><text:span text:style-name="T38">3</text:span><text:span text:style-name="T39">.</text:span><text:span text:style-name="T40">1</text:span><text:span text:style-name="T41">9</text:span><text:span text:style-name="T42">5</text:span><text:span text:style-name="T43">, DE<text:s/></text:span><text:span text:style-name="T44">05</text:span><text:span text:style-name="T45"><text:s/></text:span><text:span text:style-name="T46">DE<text:s/></text:span><text:span text:style-name="T47">AGOSTO</text:span><text:span text:style-name="T48"><text:s/></text:span><text:span text:style-name="T49">DE 202</text:span><text:span text:style-name="T50">1</text:span><text:span text:style-name="T51">.</text:span></text:p>
      <text:p text:style-name="P52"/>
      <text:p text:style-name="P53">“Dispõe sobre nomeação para<text:s/>ocupante<text:s/>no<text:s/>cargo de<text:s/>provimento em comissão de<text:s/>Assessor de Políticas Públicas,<text:s/>na forma que especifica.”</text:p>
      <text:p text:style-name="P54"/>
      <text:p text:style-name="P55"><text:span text:style-name="T56">IVAIR NUNES PEREIRA</text:span><text:span text:style-name="T57">,<text:s/></text:span><text:span text:style-name="T58">Pr</text:span><text:span text:style-name="T59">esidente do Departamento de Águas e Esgotos de Valinhos</text:span><text:span text:style-name="T60">, no uso das atribuições que lhe<text:s/></text:span><text:span text:style-name="T61">são conferidas por Lei</text:span><text:span text:style-name="T62">;</text:span></text:p>
      <text:p text:style-name="P63"/>
      <text:p text:style-name="P64">CONSIDERANDO<text:s/>os elementos constantes<text:s/>no<text:s/>Expediente Administrativo nº.<text:s/>1.717/2021,<text:s/>resolve:</text:p>
      <text:p text:style-name="P65"/>
      <text:p text:style-name="P66"><text:span text:style-name="T67">Art. 1º</text:span><text:span text:style-name="T68"><text:s/></text:span><text:span text:style-name="T69">Nomear</text:span><text:span text:style-name="T70">,</text:span><text:span text:style-name="T71"><text:s/></text:span><text:span text:style-name="T72">o<text:s/></text:span><text:span text:style-name="T73">S</text:span><text:span text:style-name="T74">r</text:span><text:span text:style-name="T75">.</text:span><text:span text:style-name="T76"><text:s/></text:span><text:span text:style-name="T77">Gustavo de Assis Urbano</text:span><text:span text:style-name="T78"><text:s/></text:span><text:span text:style-name="T79">– matrícula 138</text:span><text:span text:style-name="T80">2</text:span><text:span text:style-name="T81">, portador do CPF nº<text:s/></text:span><text:span text:style-name="T82">223</text:span><text:span text:style-name="T83">.</text:span><text:span text:style-name="T84">402</text:span><text:span text:style-name="T85">.</text:span><text:span text:style-name="T86">068</text:span><text:span text:style-name="T87">-</text:span><text:span text:style-name="T88">98</text:span><text:span text:style-name="T89"><text:s/>e do RG nº<text:s/></text:span><text:span text:style-name="T90">43</text:span><text:span text:style-name="T91">.</text:span><text:span text:style-name="T92">458</text:span><text:span text:style-name="T93">.</text:span><text:span text:style-name="T94">370</text:span><text:span text:style-name="T95">-</text:span><text:span text:style-name="T96">4</text:span><text:span text:style-name="T97"><text:s/>SSP/SP</text:span><text:span text:style-name="T98">,</text:span><text:span text:style-name="T99"><text:s/>no cargo de provimento em comissão de<text:s/></text:span><text:span text:style-name="T100">Assessor de Políticas Públicas</text:span><text:span text:style-name="T101">,<text:s/></text:span><text:span text:style-name="T102">do Departamento de Almoxarifado Geral,<text:s/></text:span><text:span text:style-name="T103">Ref. CC</text:span><text:span text:style-name="T104">6</text:span><text:span text:style-name="T105"><text:s/>do Anexo I, da Lei Municipal nº 5.901/2019, a partir do dia<text:s/></text:span><text:span text:style-name="T106">02</text:span><text:span text:style-name="T107"><text:s/>de<text:s/></text:span><text:span text:style-name="T108">agosto</text:span><text:span text:style-name="T109"><text:s/>de 2021.</text:span></text:p>
      <text:p text:style-name="P110"><text:span text:style-name="T111">Art. 2º</text:span><text:span text:style-name="T112"><text:s/>Esta Portaria entra em vigor na data de sua publicação, retroagindo os efeitos a 02 de agosto de 2021.<text:s/></text:span></text:p>
      <text:p text:style-name="P113">Valinhos,<text:s/>05<text:s/>de<text:s/>agosto<text:s/>de 2021.</text:p>
      <text:p text:style-name="P114"/>
      <text:p text:style-name="P115"/>
      <text:p text:style-name="P116"/>
      <text:p text:style-name="P117"><text:span text:style-name="T118">IVAIR NUNES PEREIRA</text:span></text:p>
      <text:p text:style-name="P119">Presidente</text:p>
      <text:p text:style-name="P120"/>
      <text:p text:style-name="P121"/>
      <text:p text:style-name="P122">ALUÍSIO JOSÉ MAMPRIN BRUNELLO</text:p>
      <text:p text:style-name="P123">Diretor do Departamento Administrativo</text:p>
      <text:p text:style-name="P124"/>
      <text:p text:style-name="P125">Redigida e lavrada consoante os elementos constantes<text:s/>do<text:s/>Expediente Administrativo<text:s/>nº<text:s/>1.717/2021.</text:p>
      <text:p text:style-name="P126"/>
      <text:p text:style-name="P127"/>
      <text:p text:style-name="P128">MARCELO TADASHI NISIHARA</text:p>
      <text:p text:style-name="P129">Diretor da<text:s/>Divisão de Pessoal</text:p>
      <text:p text:style-name="P130"><text:span text:style-name="T131">em substit</text:span><text:span text:style-name="T132">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style:font-name="Times New Roman" style:font-name-asian="Calibri" style:font-name-complex="Times New Roman" fo:font-weight="bold" style:font-weight-asian="bold"/>
    </style:style>
    <style:style style:name="WW_CharLFO5LVL1" style:family="text">
      <style:text-properties style:font-name="Times New Roman" style:font-name-asian="Calibri" style:font-name-complex="Times New Roman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6743in" text:min-label-width="0.25in" text:list-level-position-and-space-mode="label-alignment">
          <style:list-level-label-alignment text:label-followed-by="listtab" fo:margin-left="1.9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743in" text:min-label-width="0.25in" text:list-level-position-and-space-mode="label-alignment">
          <style:list-level-label-alignment text:label-followed-by="listtab" fo:margin-left="2.4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993in" text:min-label-width="0.125in" text:list-level-position-and-space-mode="label-alignment">
          <style:list-level-label-alignment text:label-followed-by="listtab" fo:margin-left="2.9243in" fo:text-indent="-0.125in"/>
        </style:list-level-properties>
      </text:list-level-style-number>
      <text:list-level-style-number text:level="4" style:num-suffix="." style:num-format="1">
        <style:list-level-properties text:space-before="3.1743in" text:min-label-width="0.25in" text:list-level-position-and-space-mode="label-alignment">
          <style:list-level-label-alignment text:label-followed-by="listtab" fo:margin-left="3.4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743in" text:min-label-width="0.25in" text:list-level-position-and-space-mode="label-alignment">
          <style:list-level-label-alignment text:label-followed-by="listtab" fo:margin-left="3.9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993in" text:min-label-width="0.125in" text:list-level-position-and-space-mode="label-alignment">
          <style:list-level-label-alignment text:label-followed-by="listtab" fo:margin-left="4.4243in" fo:text-indent="-0.125in"/>
        </style:list-level-properties>
      </text:list-level-style-number>
      <text:list-level-style-number text:level="7" style:num-suffix="." style:num-format="1">
        <style:list-level-properties text:space-before="4.6743in" text:min-label-width="0.25in" text:list-level-position-and-space-mode="label-alignment">
          <style:list-level-label-alignment text:label-followed-by="listtab" fo:margin-left="4.9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743in" text:min-label-width="0.25in" text:list-level-position-and-space-mode="label-alignment">
          <style:list-level-label-alignment text:label-followed-by="listtab" fo:margin-left="5.4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993in" text:min-label-width="0.125in" text:list-level-position-and-space-mode="label-alignment">
          <style:list-level-label-alignment text:label-followed-by="listtab" fo:margin-left="5.9243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2951in" fo:margin-left="1.3784in" fo:margin-bottom="0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33in"/>
      </style:header-style>
      <style:footer-style>
        <style:header-footer-properties style:dynamic-spacing="true" fo:min-height="0.6298in"/>
      </style:footer-style>
    </style:page-layout>
    <style:style style:name="P2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3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4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5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6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7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8" style:parent-style-name="Normal" style:family="paragraph">
      <style:paragraph-properties fo:margin-bottom="0in"/>
    </style:style>
    <style:style style:name="T9" style:parent-style-name="Fonteparág.padrão" style:family="text">
      <style:text-properties fo:font-size="8pt" style:font-size-asian="8pt" style:font-size-complex="8pt"/>
    </style:style>
    <style:style style:name="P10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1" style:parent-style-name="Fonteparág.padrão" style:family="text">
      <style:text-properties style:font-name-complex="Arial" fo:font-size="9pt" style:font-size-asian="9pt" style:font-size-complex="9pt"/>
    </style:style>
    <style:style style:name="T12" style:parent-style-name="Fonteparág.padrão" style:family="text">
      <style:text-properties style:font-name-complex="Arial" fo:font-size="9pt" style:font-size-asian="9pt" style:font-size-complex="9pt"/>
    </style:style>
    <style:style style:name="T13" style:parent-style-name="Fonteparág.padrão" style:family="text">
      <style:text-properties fo:font-size="9pt" style:font-size-asian="9pt" style:font-size-complex="9pt"/>
    </style:style>
    <style:style style:name="P14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5" style:parent-style-name="Fonteparág.padrão" style:family="text">
      <style:text-properties fo:font-size="9pt" style:font-size-asian="9pt" style:font-size-complex="9pt"/>
    </style:style>
    <style:style style:name="T16" style:parent-style-name="Fonteparág.padrão" style:family="text">
      <style:text-properties fo:font-size="9pt" style:font-size-asian="9pt" style:font-size-complex="9pt"/>
    </style:style>
    <style:style style:name="P17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18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19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20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22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23" style:parent-style-name="Normal" style:family="paragraph">
      <style:paragraph-properties fo:margin-bottom="0in"/>
    </style:style>
    <style:style style:name="T24" style:parent-style-name="Fonteparág.padrão" style:family="text">
      <style:text-properties fo:font-size="8pt" style:font-size-asian="8pt" style:font-size-complex="8pt"/>
    </style:style>
    <style:style style:name="P25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26" style:parent-style-name="Fonteparág.padrão" style:family="text">
      <style:text-properties style:font-name-complex="Arial" fo:font-size="9pt" style:font-size-asian="9pt" style:font-size-complex="9pt"/>
    </style:style>
    <style:style style:name="T27" style:parent-style-name="Fonteparág.padrão" style:family="text">
      <style:text-properties style:font-name-complex="Arial" fo:font-size="9pt" style:font-size-asian="9pt" style:font-size-complex="9pt"/>
    </style:style>
    <style:style style:name="T28" style:parent-style-name="Fonteparág.padrão" style:family="text">
      <style:text-properties fo:font-size="9pt" style:font-size-asian="9pt" style:font-size-complex="9pt"/>
    </style:style>
    <style:style style:name="P29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30" style:parent-style-name="Fonteparág.padrão" style:family="text">
      <style:text-properties fo:font-size="9pt" style:font-size-asian="9pt" style:font-size-complex="9pt"/>
    </style:style>
    <style:style style:name="T31" style:parent-style-name="Fonteparág.padrão" style:family="text">
      <style:text-properties fo:font-size="9pt" style:font-size-asian="9pt" style:font-size-complex="9pt"/>
    </style:style>
    <style:style style:name="P32" style:parent-style-name="Rodapé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1"><text:s text:c="32"/></text:h>
        <text:h text:style-name="P3" text:outline-level="1"><text:span text:style-name="T4"><draw:frame draw:z-index="251659264" draw:style-name="a0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5" text:outline-level="1">DEPARTAMENTO DE ÁGUAS E ESGOTOS DE VALINHOS</text:h>
        <text:p text:style-name="P6"><text:span text:style-name="T7">Autarquia Municipal</text:span></text:p>
      </style:header>
      <style:footer>
        <text:p text:style-name="P8"><text:span text:style-name="T9"><draw:connector draw:type="line" svg:x1="-0.75972in" svg:y1="0.13681in" svg:x2="6.79792in" svg:y2="0.13681in" draw:z-index="251658240" draw:id="id0" draw:style-name="a1" draw:name="Conector de Seta Reta 35" text:anchor-type="paragraph"><svg:title/><svg:desc/></draw:connector></text:span></text:p>
        <text:p text:style-name="P10"><text:span text:style-name="T11">Rua</text:span><text:span text:style-name="T12"><text:s/>Orozimbo Maia nº 1054 – Vila Sônia – CEP 13274-000 <text:s/>-<text:s/></text:span><text:span text:style-name="T13">Fone: (19) 2122-4444</text:span></text:p>
        <text:p text:style-name="P14"><text:span text:style-name="T15">E</text:span><text:span text:style-name="T16">-mail: daev@daev.org.br – Home Page: www.daev.org.br</text:span></text:p>
        <text:p text:style-name="Rodapé"/>
      </style:footer>
    </style:master-page>
    <style:master-page style:next-style-name="MP0" style:name="MPF0" style:page-layout-name="PL0">
      <style:header>
        <text:h text:style-name="P17" text:outline-level="1"><text:s text:c="32"/></text:h>
        <text:h text:style-name="P18" text:outline-level="1"><text:span text:style-name="T19"><draw:frame draw:z-index="251656192" draw:style-name="a2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20" text:outline-level="1">DEPARTAMENTO DE ÁGUAS E ESGOTOS DE VALINHOS</text:h>
        <text:p text:style-name="P21"><text:span text:style-name="T22">Autarquia Municipal</text:span></text:p>
      </style:header>
      <style:footer>
        <text:p text:style-name="P23"><text:span text:style-name="T24"><draw:connector draw:type="line" svg:x1="-0.75972in" svg:y1="0.13681in" svg:x2="6.79792in" svg:y2="0.13681in" draw:z-index="251657216" draw:id="id1" draw:style-name="a3" draw:name="Conector de Seta Reta 35" text:anchor-type="paragraph"><svg:title/><svg:desc/></draw:connector></text:span></text:p>
        <text:p text:style-name="P25"><text:span text:style-name="T26">Av. Orozimbo Maia nº 1054 – Vila Sônia – CEP 13274-000<text:s/></text:span><text:span text:style-name="T27"><text:s/>-<text:s/></text:span><text:span text:style-name="T28">Fone: (19) 2122-4444</text:span></text:p>
        <text:p text:style-name="P29"><text:span text:style-name="T30">E</text:span><text:span text:style-name="T31">-mail: daev@daev.org.br – Home Page: www.daev.org.br</text:span></text:p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16T11:37:00Z</meta:creation-date>
    <dc:date>2021-08-16T11:37:00Z</dc:date>
    <meta:print-date>2021-08-11T12:24:00Z</meta:print-date>
    <meta:template xlink:href="Portarias%20(1).dot" xlink:type="simple"/>
    <meta:editing-cycles>2</meta:editing-cycles>
    <meta:editing-duration>PT60S</meta:editing-duration>
    <meta:document-statistic meta:page-count="1" meta:paragraph-count="2" meta:word-count="186" meta:character-count="1194" meta:row-count="8" meta:non-whitespace-character-count="1010"/>
  </office:meta>
</office:document-meta>
</file>